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lien League" svg:font-family="'Alien League'" style:font-family-generic="moder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onsolas" svg:font-family="Consolas, 'Courier New', monospace"/>
    <style:font-face style:name="Constantia" svg:font-family="Constantia" style:font-family-generic="roman" style:font-pitch="variable"/>
    <style:font-face style:name="Constantia1" svg:font-family="Constantia, 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style:font-name="Constantia" fo:font-size="32pt" fo:font-weight="normal" officeooo:rsid="001a7871" officeooo:paragraph-rsid="001a7871" style:font-size-asian="32pt" style:font-weight-asian="normal" style:font-size-complex="32pt" style:font-weight-complex="normal"/>
    </style:style>
    <style:style style:name="P2" style:family="paragraph" style:parent-style-name="Standard">
      <style:text-properties style:font-name="Constantia" fo:font-size="13pt" fo:font-weight="normal" officeooo:rsid="001a7871" officeooo:paragraph-rsid="001a7871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onstantia" fo:font-size="13pt" fo:font-weight="bold" officeooo:rsid="001a7871" officeooo:paragraph-rsid="001a7871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style:font-name="Constantia" fo:font-size="13pt" fo:font-weight="bold" officeooo:paragraph-rsid="001a7871"/>
    </style:style>
    <style:style style:name="P5" style:family="paragraph" style:parent-style-name="Standard">
      <style:text-properties style:font-name="Constantia" fo:font-size="15pt" fo:font-weight="bold" officeooo:rsid="001a7871" officeooo:paragraph-rsid="001a7871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onstantia" fo:font-size="18pt" fo:font-weight="bold" officeooo:rsid="001a7871" officeooo:paragraph-rsid="001a7871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Constantia" fo:font-size="10.5pt" fo:font-weight="normal" officeooo:rsid="001a7871" officeooo:paragraph-rsid="001a7871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Constantia" fo:font-size="10.5pt" fo:font-weight="bold" officeooo:rsid="001a7871" officeooo:paragraph-rsid="001a7871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000000" loext:opacity="100%" style:font-name="Constantia" fo:font-size="12pt" fo:font-weight="bold" officeooo:paragraph-rsid="001a7871" style:font-size-asian="12pt" style:font-size-complex="12pt"/>
    </style:style>
    <style:style style:name="P10" style:family="paragraph" style:parent-style-name="Standard">
      <style:text-properties fo:color="#000000" loext:opacity="100%" style:font-name="Constantia" fo:font-size="10.5pt" fo:font-weight="bold" officeooo:rsid="001a7871" officeooo:paragraph-rsid="001a7871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000000" loext:opacity="100%" style:font-name="Constantia" fo:font-size="10.5pt" fo:font-weight="normal" officeooo:rsid="001a7871" officeooo:paragraph-rsid="001a7871" fo:background-color="transparent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000000" loext:opacity="100%" style:font-name="Constantia" fo:font-size="10.5pt" fo:font-weight="normal" officeooo:paragraph-rsid="001a7871" fo:background-color="transparent"/>
    </style:style>
    <style:style style:name="P13" style:family="paragraph" style:parent-style-name="Standard">
      <style:text-properties fo:color="#ce9178" loext:opacity="100%" style:font-name="Consolas" fo:font-size="10.5pt" fo:font-weight="normal" officeooo:rsid="001a7871" officeooo:paragraph-rsid="001a7871" fo:background-color="#1e1e1e" style:font-size-asian="10.5pt" style:font-weight-asian="bold" style:font-size-complex="10.5pt" style:font-weight-complex="bold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font-name="Constantia" fo:font-size="13pt" fo:letter-spacing="normal" fo:font-style="normal" style:text-underline-style="none" fo:font-weight="normal" style:text-blinking="false" style:font-size-asian="13pt" style:font-size-complex="13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officeooo:paragraph-rsid="001a78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7871" style:font-weight-asian="normal" style:font-weight-complex="normal"/>
    </style:style>
    <style:style style:name="T3" style:family="text">
      <style:text-properties fo:font-weight="normal" officeooo:rsid="001a7871" style:font-size-asian="11.3500003814697pt" style:font-weight-asian="normal" style:font-size-complex="13pt" style:font-weight-complex="normal"/>
    </style:style>
    <style:style style:name="T4" style:family="text">
      <style:text-properties fo:font-variant="normal" fo:text-transform="none" style:text-line-through-style="none" style:text-line-through-type="none" fo:font-size="13pt" fo:letter-spacing="normal" fo:font-style="normal" style:text-underline-style="none" fo:font-weight="normal" style:text-blinking="false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nstantia" fo:font-size="13pt" fo:letter-spacing="normal" fo:font-style="normal" style:text-underline-style="none" fo:font-weight="normal" style:text-blinking="false" style:font-size-asian="13pt" style:font-size-complex="13pt"/>
    </style:style>
    <style:style style:name="T6" style:family="text">
      <style:text-properties fo:font-size="13pt" fo:font-weight="normal" officeooo:rsid="001a7871" style:font-size-asian="13pt" style:font-weight-asian="normal" style:font-size-complex="13pt" style:font-weight-complex="normal"/>
    </style:style>
    <style:style style:name="T7" style:family="text">
      <style:text-properties style:font-name="Cascadia Mono"/>
    </style:style>
    <style:style style:name="T8" style:family="text">
      <style:text-properties fo:color="#000000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465a4" loext:opacity="100%"/>
    </style:style>
    <style:style style:name="T11" style:family="text">
      <style:text-properties fo:color="#3465a4" loext:opacity="100%" fo:font-weight="normal" style:font-weight-asian="normal" style:font-weight-complex="normal"/>
    </style:style>
    <style:style style:name="T12" style:family="text">
      <style:text-properties fo:color="#3465a4" loext:opacity="100%" fo:font-weight="normal" officeooo:rsid="001a7871" style:font-size-asian="11.3500003814697pt" style:font-weight-asian="normal" style:font-size-complex="13pt" style:font-weight-complex="normal"/>
    </style:style>
    <style:style style:name="T13" style:family="text">
      <style:text-properties fo:color="#ce9178" loext:opacity="100%" style:font-name="Consolas" fo:font-weight="normal" fo:background-color="#1e1e1e" loext:char-shading-value="0" style:font-weight-asian="normal" style:font-weight-complex="normal"/>
    </style:style>
    <style:style style:name="T14" style:family="text">
      <style:text-properties fo:color="#ce9178" loext:opacity="100%" style:font-name="Consolas" fo:font-weight="normal" style:font-weight-asian="normal" style:font-weight-complex="normal"/>
    </style:style>
    <style:style style:name="T15" style:family="text">
      <style:text-properties officeooo:rsid="001a7871" style:font-size-asian="10.5pt" style:font-weight-asian="normal" style:font-size-complex="10.5pt" style:font-weight-complex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style:font-name="Consolas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For SheArogya Website [Full stack website]</text:p>
      <text:p text:style-name="P7">Rhys Rodrigues</text:p>
      <text:p text:style-name="P1"/>
      <text:p text:style-name="P6">Main Page</text:p>
      <text:p text:style-name="P2"><text:tab/><text:span text:style-name="T9">Home Page</text:span></text:p>
      <text:p text:style-name="P2"><text:tab/><text:span text:style-name="T9">Login Page</text:span> <text:span text:style-name="T10">[Back end]</text:span></text:p>
      <text:p text:style-name="P2"><text:tab/><text:span text:style-name="T9">Sign-up Page</text:span> <text:span text:style-name="T10">[Back end]</text:span></text:p>
      <text:p text:style-name="P2"/>
      <text:p text:style-name="P6">Doctors Pages</text:p>
      <text:p text:style-name="P3"><text:span text:style-name="T1"><text:tab/></text:span>Dashboard </text:p>
      <text:p text:style-name="P3"><text:span text:style-name="T1"><text:tab/><text:tab/>Charts </text:span><text:span text:style-name="T11">[Back end]</text:span></text:p>
      <text:p text:style-name="P3"><text:span text:style-name="T1"><text:tab/><text:tab/>Appointment List</text:span><text:span text:style-name="T11">[Back end]</text:span></text:p>
      <text:p text:style-name="P3"><text:span text:style-name="T1"><text:tab/><text:tab/>News feed</text:span><text:span text:style-name="T11">[Back end]</text:span></text:p>
      <text:p text:style-name="P3"><text:span text:style-name="T1"/></text:p>
      <text:p text:style-name="P6">User Pages</text:p>
      <text:p text:style-name="P3"><text:tab/>Dashboard</text:p>
      <text:p text:style-name="P3"><text:span text:style-name="T1"><text:tab/><text:tab/>Day Rating </text:span><text:span text:style-name="T11">[Back end]</text:span></text:p>
      <text:p text:style-name="P3"><text:span text:style-name="T1"><text:tab/><text:tab/>Calorie Tracker </text:span><text:span text:style-name="T11">[Back end]</text:span></text:p>
      <text:p text:style-name="P3"><text:span text:style-name="T1"><text:tab/><text:tab/>To-do </text:span><text:span text:style-name="T11">[Back end]</text:span></text:p>
      <text:p text:style-name="P3"><text:span text:style-name="T1"><text:tab/></text:span>Appointment Booking</text:p>
      <text:p text:style-name="P3"><text:span text:style-name="T1"><text:tab/><text:tab/>Form </text:span><text:span text:style-name="T11">[Back end]</text:span></text:p>
      <text:p text:style-name="P3"><text:span text:style-name="T1"><text:tab/><text:tab/>Doctor Tags </text:span><text:span text:style-name="T11">[Back end]</text:span></text:p>
      <text:p text:style-name="P3"><text:span text:style-name="T1"><text:tab/></text:span>Diseases</text:p>
      <text:p text:style-name="P3"><text:span text:style-name="T1"><text:tab/><text:tab/>Breast Cancer</text:span></text:p>
      <text:p text:style-name="P3"><text:span text:style-name="T1"><text:tab/><text:tab/>Thyroid</text:span></text:p>
      <text:p text:style-name="P9"><text:span text:style-name="T2"><text:tab/></text:span><text:span text:style-name="T6"><text:tab/></text:span><text:span text:style-name="T4">Uterine Fibroids</text:span></text:p>
      <text:list text:style-name="L1">
        <text:list-item>
          <text:list>
            <text:list-header>
              <text:p text:style-name="P14">PCOD/PCOS</text:p>
            </text:list-header>
          </text:list>
        </text:list-item>
      </text:list>
      <text:p text:style-name="P15"><text:span text:style-name="T5"><text:tab/><text:tab/>Osteoporosis</text:span></text:p>
      <text:p text:style-name="P3"><text:span text:style-name="T1"><text:tab/></text:span>Maternal Health Issues</text:p>
      <text:p text:style-name="P3"><text:span text:style-name="T1"><text:tab/><text:tab/>Home</text:span></text:p>
      <text:p text:style-name="P3"><text:span text:style-name="T1"><text:tab/><text:tab/>Prenatal</text:span></text:p>
      <text:p text:style-name="P3"><text:span text:style-name="T1"><text:tab/><text:tab/>Postnatal</text:span></text:p>
      <text:p text:style-name="P3"><text:span text:style-name="T1"><text:tab/></text:span>Mental Health Counselling</text:p>
      <text:p text:style-name="P3"><text:span text:style-name="T1"/></text:p>
      <text:p text:style-name="P3"><text:span text:style-name="T1"/></text:p>
      <text:p text:style-name="P4"><text:span text:style-name="T3">*All Features Marked with </text:span><text:span text:style-name="T12">[Back end]</text:span><text:span text:style-name="T3"> state that they only use the Back end </text:span></text:p>
      <text:p text:style-name="P1"><text:soft-page-break/>The Back-End<text:span text:style-name="T8"> [Flask]</text:span></text:p>
      <text:p text:style-name="P7"/>
      <text:p text:style-name="P7"/>
      <text:p text:style-name="P8">The Function</text:p>
      <text:p text:style-name="P7">The Main use of the back end is to store the required data <text:s/>and process it with without would we wouldn't be able to implement some of its features </text:p>
      <text:p text:style-name="P7"/>
      <text:p text:style-name="P7"/>
      <text:p text:style-name="P7"/>
      <text:p text:style-name="P5">Storage Structure</text:p>
      <text:p text:style-name="P7"><text:tab/><text:tab/>User Data:</text:p>
      <text:p text:style-name="P7"><text:tab/><text:tab/><text:tab/>Name:</text:p>
      <text:p text:style-name="P7"><text:tab/><text:tab/><text:tab/><text:tab/>Password</text:p>
      <text:p text:style-name="P7"><text:tab/><text:tab/><text:tab/><text:tab/>Email</text:p>
      <text:p text:style-name="P7"><text:tab/><text:tab/><text:tab/><text:tab/>Doctor Id (If A Doctor)</text:p>
      <text:p text:style-name="P7"><text:tab/><text:tab/><text:tab/><text:tab/>Calorie Data</text:p>
      <text:p text:style-name="P7"><text:tab/><text:tab/><text:tab/><text:tab/>To-do</text:p>
      <text:p text:style-name="P7"/>
      <text:p text:style-name="P7"><text:tab/><text:tab/>Appointment DB:</text:p>
      <text:p text:style-name="P7"><text:tab/><text:tab/><text:tab/>Doctors:</text:p>
      <text:p text:style-name="P7"><text:tab/><text:tab/><text:tab/><text:tab/>Name:</text:p>
      <text:p text:style-name="P7"><text:tab/><text:tab/><text:tab/><text:tab/><text:tab/>Reason</text:p>
      <text:p text:style-name="P7"><text:tab/><text:tab/><text:tab/><text:tab/><text:tab/>Date</text:p>
      <text:p text:style-name="P7"><text:tab/><text:tab/><text:tab/><text:tab/><text:tab/>Time</text:p>
      <text:p text:style-name="P7"/>
      <text:p text:style-name="P7"><text:tab/><text:tab/>To-Do:</text:p>
      <text:p text:style-name="P7"><text:tab/><text:tab/><text:tab/>Name:</text:p>
      <text:p text:style-name="P7"><text:tab/><text:tab/><text:tab/><text:tab/>To-dos </text:p>
      <text:p text:style-name="P7"/>
      <text:p text:style-name="P7"><text:tab/><text:tab/>News Data:</text:p>
      <text:p text:style-name="P7"><text:tab/><text:tab/><text:tab/>Title</text:p>
      <text:p text:style-name="P7"><text:tab/><text:tab/><text:tab/>Body</text:p>
      <text:p text:style-name="P7"><text:tab/><text:tab/><text:tab/>Link</text:p>
      <text:p text:style-name="P7"><text:tab/><text:tab/><text:tab/></text:p>
      <text:p text:style-name="P7"><text:tab/><text:tab/><text:tab/></text:p>
      <text:p text:style-name="P7"><text:tab/><text:tab/>Rating:</text:p>
      <text:p text:style-name="P7"><text:tab/><text:tab/><text:tab/>Name:</text:p>
      <text:p text:style-name="P7"><text:tab/><text:tab/><text:tab/><text:tab/>Rating</text:p>
      <text:p text:style-name="P7"/>
      <text:p text:style-name="P5">Functions</text:p>
      <text:p text:style-name="P8"><text:tab/><text:span text:style-name="T1">Save User data To Database</text:span></text:p>
      <text:p text:style-name="P8"><text:span text:style-name="T1"><text:tab/>Verify If User present</text:span></text:p>
      <text:p text:style-name="P8"><text:span text:style-name="T1"><text:tab/>Set Rating</text:span></text:p>
      <text:p text:style-name="P8"><text:span text:style-name="T1"><text:tab/>Make An Appointment <text:tab/></text:span></text:p>
      <text:p text:style-name="P8"><text:span text:style-name="T1"><text:tab/>Clear Appointments</text:span></text:p>
      <text:p text:style-name="P8"><text:span text:style-name="T1"><text:tab/>Add to Calorie array</text:span></text:p>
      <text:p text:style-name="P8"><text:span text:style-name="T1"><text:tab/>Calculate Average Calories</text:span></text:p>
      <text:p text:style-name="P8"><text:span text:style-name="T1"/></text:p>
      <text:p text:style-name="P8"/>
      <text:p text:style-name="P8"/>
      <text:p text:style-name="P5"><text:soft-page-break/>API Endpoints</text:p>
      <text:p text:style-name="P8"><text:tab/>‘/’</text:p>
      <text:p text:style-name="P8"><text:tab/><text:span text:style-name="T1">‘/Signup/&lt;name&gt;/&lt;email&gt;/&lt;password&gt;/&lt;DocID&gt;</text:span>’</text:p>
      <text:p text:style-name="P8"><text:tab/><text:span text:style-name="T1">'/Login/&lt;name&gt;/&lt;email&gt;/&lt;password&gt;'</text:span></text:p>
      <text:p text:style-name="P8"><text:span text:style-name="T1"><text:tab/>'/&lt;Doctor&gt;/Appointments'</text:span></text:p>
      <text:p text:style-name="P8"><text:span text:style-name="T1"><text:tab/>'/&lt;User&gt;/Todo'</text:span></text:p>
      <text:p text:style-name="P8"><text:span text:style-name="T1"><text:tab/>'/News'</text:span></text:p>
      <text:p text:style-name="P8"><text:span text:style-name="T1"><text:tab/>'/Doctors'</text:span></text:p>
      <text:p text:style-name="P8"><text:span text:style-name="T1"><text:tab/>'/SetRating/&lt;User&gt;/&lt;value&gt;'</text:span></text:p>
      <text:p text:style-name="P8"><text:span text:style-name="T1"><text:tab/>'/AppointmentDB'</text:span></text:p>
      <text:p text:style-name="P10"><text:span text:style-name="T1"><text:tab/>'/UserDB'</text:span></text:p>
      <text:p text:style-name="P11"><text:span text:style-name="T16"><text:tab/>'/MakeAppointment'</text:span></text:p>
      <text:p text:style-name="P11"><text:span text:style-name="T16"><text:tab/>'/ClearAppointments/&lt;Doc&gt;'</text:span></text:p>
      <text:p text:style-name="P12"><text:span text:style-name="T15"><text:tab/></text:span><text:span text:style-name="T16">'/ClearAppointments'</text:span></text:p>
      <text:p text:style-name="P12"><text:span text:style-name="T15"><text:tab/></text:span><text:span text:style-name="T16">'/AppendCalorie/&lt;User&gt;/&lt;int:Value&gt;'</text:span></text:p>
      <text:p text:style-name="P12"><text:span text:style-name="T15"><text:tab/></text:span><text:span text:style-name="T16">'/&lt;User&gt;/AverageCalorie'</text:span></text:p>
      <text:p text:style-name="P13"><text:span text:style-name="T16"/></text:p>
      <text:p text:style-name="P13"><text:span text:style-name="T16"/></text:p>
      <text:p text:style-name="P8"><text:span text:style-name="T13"/></text:p>
      <text:p text:style-name="P8"><text:tab/></text:p>
      <text:p text:style-name="P7"/>
      <text:p text:style-name="P1">The Front-End<text:span text:style-name="T8"> Functions</text:span></text:p>
      <text:p text:style-name="P8"/>
      <text:p text:style-name="P7">Fetch News</text:p>
      <text:p text:style-name="P7">Fetch Appointments</text:p>
      <text:p text:style-name="P7">Fetch Todo</text:p>
      <text:p text:style-name="P7">Get URL Params</text:p>
      <text:p text:style-name="P7">LiveVitalsChart</text:p>
      <text:p text:style-name="P7">MakeAppointment</text:p>
      <text:p text:style-name="P7">Rating</text:p>
      <text:p text:style-name="P7">TimeOfDayGreeting</text:p>
      <text:p text:style-name="P7">Alert</text:p>
      <text:p text:style-name="P7">Config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lien League" svg:font-family="'Alien League'" style:font-family-generic="moder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onsolas" svg:font-family="Consolas, 'Courier New', monospace"/>
    <style:font-face style:name="Constantia" svg:font-family="Constantia" style:font-family-generic="roman" style:font-pitch="variable"/>
    <style:font-face style:name="Constantia1" svg:font-family="Constantia, 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598in" fo:margin-right="0.84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8:20:04.052000000</meta:creation-date>
    <dc:date>2023-03-30T20:16:54.171000000</dc:date>
    <meta:editing-duration>PT41M28S</meta:editing-duration>
    <meta:editing-cycles>1</meta:editing-cycles>
    <meta:document-statistic meta:table-count="0" meta:image-count="0" meta:object-count="0" meta:page-count="3" meta:paragraph-count="96" meta:word-count="214" meta:character-count="1685" meta:non-whitespace-character-count="1412"/>
    <meta:generator>LibreOffice/7.5.1.2$Windows_X86_64 LibreOffice_project/fcbaee479e84c6cd81291587d2ee68cba099e129</meta:generator>
  </office:meta>
</office:document-meta>
</file>